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1e7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La-experiencia-filosofica-y-sus-formas-las-concepciones-de-la-filosofia<text:line-break/>02-La-funcion-de-la-filosofia-en-el-conjunto-de-la-cultura-la-relacion-de-la-filosofia-con-el-saber-cientifico-y-otros-saberes<text:line-break/>03-La-comunicacion-humana-y-el-lenguaje-lenguajes-naturales-y-lenguajes-formales<text:line-break/>04-Sentido-y-referencia-teorias-del-significado<text:line-break/>05-De-la-logica-clasica-a-la-logica-simbolica<text:line-break/>06-El-calculo-de-proposiciones-y-el-calculo-de-predicados<text:line-break/>07-La-logica-como-sistema-formal-axiomatico-los-limites-de-los-sistemas-formales-axiomaticos<text:line-break/>08-La-verdad-en-las-matematicas-y-en-las-ciencias-empiricas-naturales-y-sociales<text:line-break/>09-Naturaleza-de-las-teorias-leyes-y-modelos-cientificos-el-contexto-de-la-justificacion-y-el-contexto-del-descubrimiento<text:line-break/>10-Determinismo-e-indeterminismo-la-construccion-cientifica-de-la-realidad-el-postulado-de-la-objetividad<text:line-break/>11-Conocimiento-y-lenguaje-el-problema-de-los-conceptos-universales<text:line-break/>12-Los-elementos-a-priori-en-el-conocimiento<text:line-break/>13-Los-limites-del-conocimiento-humano-y-el-problema-de-lo-irracional<text:line-break/>14-La-metafisica-como-problema<text:line-break/>15-Formacion-y-sentido-de-la-idea-de-ente<text:line-break/>16-Los-primeros-principios-y-su-valor-ontologico<text:line-break/>17-Las-categorias-y-los-diversos-sistemas-categoriales<text:line-break/>18-Los-distintos-planteamientos-en-torno-al-concepto-de-sustancia-valoracion-critica-del-principio-de-causalidad<text:line-break/>19-La-realidad-personal-y-el-problema-de-la-libertad<text:line-break/>20-El-debate-en-torno-a-las-relaciones-entre-la-fe-y-la-razon<text:line-break/>21-Ontologismo-agnosticismo-y-ateismo<text:line-break/>22-La-reflexion-filosofica-sobre-la-belleza<text:line-break/>23-La-evolucion-y-sus-implicaciones-filosoficas<text:line-break/>24-La-antropologia-como-campo-de-estudio<text:line-break/>25-La-antropogenesis-naturaleza-y-cultura<text:line-break/>26-Las-distintas-concepciones-de-la-psicologia-como-ciencia<text:line-break/>27-La-actividad-perceptiva-y-representativa-en-la-persona-humana<text:line-break/>28-El-caracter-simbolico-del-ser-humano-pensamiento-y-lenguaje-el-cognitivismo<text:line-break/>29-La-motivacion-humana-y-la-vida-afectiva<text:line-break/>30-El-aprendizaje-y-la-conducta-humana<text:line-break/>31-Las-distintas-concepciones-de-sociologia-como-ciencia<text:line-break/>32-Origen-y-naturaleza-de-la-sociedad<text:line-break/>33-Formas-de-organizacion-politica<text:line-break/>34-Fundamentos-filosoficos-del-derecho-y-la-justicia<text:line-break/>35-Conflicto-y-cambio-social-factores-y-tipos<text:line-break/>36-El-desarrollo-de-la-tecnica-y-sus-implicaciones-en-la-sociedad-contemporanea<text:line-break/>37-Bases-antropologicas-de-la-conducta-moral<text:line-break/>38-La-genesis-de-los-valores-morales-naturaleza-y-convencion<text:line-break/>39-El-lenguaje-moral-forma-y-justificacion-de-los-juicios-morales<text:line-break/>40-Bien-y-valor<text:line-break/>41-Eticas-materiales-y-eticas-formales<text:line-break/>42-Etica-y-politica<text:line-break/><text:soft-page-break/>43-Principales-problemas-eticos-en-la-actividad-cientifica-y-tecnica-y-en-la-convivencia-social-de-nuestro-tiempo<text:line-break/>44-Etica-y-derecho-los-derechos-humanos<text:line-break/>45-El-estado-de-bienestar-libertad-y-alienacion-en-las-sociedades-tecnificadas<text:line-break/>46-La-historia-de-la-filosofia-como-problema-filosofico<text:line-break/>47-Los-modelos-de-explicacion-racional-en-los-presocraticos<text:line-break/>48-El-debate-etico-politico-en-socrates-y-los-sofistas<text:line-break/>49-La-justicia-en-la-polis-como-objetivo-de-la-filosofia-de-platon<text:line-break/>50-La-naturaleza-en-aristoteles<text:line-break/>51-El-desarrollo-de-la-ciencia-en-el-pensamiento-helenistico<text:line-break/>52-La-sintesis-escolastica-de-santo-tomas-de-aquino<text:line-break/>53-El-nominalismo-y-la-ciencia-del-siglo-xiv<text:line-break/>54-La-revolucion-cientifica-galileo-y-newton<text:line-break/>55-El-metodo-cartesiano<text:line-break/>56-El-sujeto-etico-politico-en-spinoza<text:line-break/>57-Ciencia-y-conocimiento-en-leibniz<text:line-break/>58-El-empirismo-y-las-ciencias-morales-locke-y-hume<text:line-break/>59-El-uso-teorico-de-la-razon-en-kant<text:line-break/>60-El-uso-practico-de-la-razon-en-kant<text:line-break/>61-La-filosofia-de-hegel-sujeto-sistema-y-estado<text:line-break/>62-El-positivismo-y-el-avance-cientifico-del-siglo-xix<text:line-break/>63-La-critica-de-marx-al-capitalismo-y-su-influjo-en-la-historia-del-pensamiento-occidental<text:line-break/>64-Nietzsche-y-la-crisis-de-la-cultura-occidental<text:line-break/>65-La-fenomenologia-de-husserl<text:line-break/>66-Freud-el-psicoanalisis-y-la-critica-de-la-cultura-occidental<text:line-break/>67-El-problema-del-ser-en-heidegger-y-en-la-filosofia-de-la-existencia<text:line-break/>68-L-wittgenstein-y-b-russell-la-corriente-analitica-de-la-filosofia<text:line-break/>69-Razon-y-sociedad-en-la-escuela-de-frankfurt-y-en-k-r-popper<text:line-break/>70-Ortega-y-la-filosofia-del-exilio-espanol<text:line-break/>71-La-filosofia-de-fin-de-siglo-hermeneutica-y-posmodernida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18:14:51.050000000</meta:creation-date>
    <dc:date>2025-09-04T21:41:27.417000000</dc:date>
    <meta:editing-duration>PT3M7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1" meta:word-count="71" meta:character-count="4063" meta:non-whitespace-character-count="3993"/>
  </office:meta>
</office:document-meta>
</file>